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 style:master-page-name="First_20_Page">
      <style:paragraph-properties fo:text-align="end" style:justify-single-word="false" style:page-number="auto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tracked-changes text:track-changes="false">
        <text:changed-region text:id="ct153283048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text:id="ct153285584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text:id="ct153304480">
          <text:insertion>
            <office:change-info>
              <dc:creator>Gauthier Bastien</dc:creator>
              <dc:date>2012-02-16T10:23:00</dc:date>
            </office:change-info>
          </text:insertion>
        </text:changed-region>
        <text:changed-region text:id="ct153502152">
          <text:insertion>
            <office:change-info>
              <dc:creator>Gauthier Bastien</dc:creator>
              <dc:date>2012-02-16T10:36:00</dc:date>
            </office:change-info>
          </text:insertion>
        </text:changed-region>
        <text:changed-region text:id="ct153501960">
          <text:insertion>
            <office:change-info>
              <dc:creator>Gauthier Bastien</dc:creator>
              <dc:date>2012-02-16T10:36:00</dc:date>
            </office:change-info>
          </text:insertion>
        </text:changed-region>
        <text:changed-region text:id="ct153507512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text:id="ct153507360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text:id="ct153506944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text:id="ct153509648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date style:data-style-name="N36" text:date-value="2012-03-27T10:55:01.99">27/03/2012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VIS</text:p>
      <text:p text:style-name="Standard"/>
      <text:p text:style-name="Standard"><text:tab/><text:tab/>Il est porté à la connaissance de la population qu'une réunion du Conseil communal se tiendra le <text:change-start text:change-id="ct153283048"/>self.utranslate("weekday_%s" % self.getDate().aDay().lower(), domain="plonelocales").lower()<text:change-end text:change-id="ct153283048"/> <text:change-start text:change-id="ct153285584"/>tool.formatDate(self.getDate(), withHour=True)<text:change-end text:change-id="ct153285584"/>, à l'Hôtel de Ville, Place Communale à La Louvière, <text:change-start text:change-id="ct153304480"/>self.getPlace()<text:change-end text:change-id="ct153304480"/>.</text:p>
      <text:p text:style-name="Standard"/>
      <text:p text:style-name="Standard"><text:tab/><text:tab/>L'ordre du jour de la <text:span text:style-name="T2">séance publique</text:span> est le suivant :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pan text:style-name="T1"><office:annotation><dc:creator>Gauthier Bastien</dc:creator><dc:date>2012-02-14T16:41:11</dc:date><text:p text:style-name="P7"><text:span text:style-name="T3">do row for item in self.adapted().getPrintableItems(itemUids, privacy='public'</text:span><text:span text:style-name="T4">, categories=self.getNormalCategories()</text:span><text:span text:style-name="T3">)</text:span></text:p></office:annotation></text:span><text:change-start text:change-id="ct153502152"/><text:span text:style-name="T1">item.getItemNumber(relativeTo='meeting')</text:span><text:change-end text:change-id="ct153502152"/><text:span text:style-name="T1">.<text:tab/></text:span><text:change-start text:change-id="ct153501960"/><text:span text:style-name="T1">item.Title()</text:span><text:change-end text:change-id="ct153501960"/></text:p>
            <text:p text:style-name="Standard"/>
          </table:table-cell>
        </table:table-row>
      </table:table>
      <text:p text:style-name="Standard"/>
      <text:p text:style-name="Standard"/>
      <text:p text:style-name="Standard">Nous vous prions d'agréer, Madame, Monsieu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<text:change-start text:change-id="ct153507512"/>self.getSignatures().split('\n')[0]<text:change-end text:change-id="ct153507512"/></text:p>
          </table:table-cell>
          <table:table-cell table:style-name="Tableau6.A1" office:value-type="string">
            <text:p text:style-name="P3"><text:change-start text:change-id="ct153507360"/>self.getSignatures().split('\n')[2]<text:change-end text:change-id="ct153507360"/></text:p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><text:change-start text:change-id="ct153506944"/>self.getSignatures().split('\n')[1]<text:change-end text:change-id="ct153506944"/></text:p>
          </table:table-cell>
          <table:table-cell table:style-name="Tableau6.A1" office:value-type="string">
            <text:p text:style-name="P3"><text:change-start text:change-id="ct153509648"/>self.getSignatures().split('\n')[3]<text:change-end text:change-id="ct15350964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font-size="11pt" style:font-size-asian="11pt" style:font-size-complex="11pt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  <style:footer>
        <text:p text:style-name="Footer"><text:a xlink:type="simple" xlink:href="http://www.lalouviere.be/">www.lalouviere.be</text:a></text:p>
        <text:p text:style-name="MP2">Hôtel de Ville "Place Communale" - B7100 La Louvière - Tél.: 064 27 78 77 - Fax: 064 27 79 97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27T10:55:02</dc:date>
    <dc:creator>Gauthier Bastien</dc:creator>
    <meta:editing-duration>PT01H36M26S</meta:editing-duration>
    <meta:editing-cycles>38</meta:editing-cycles>
    <meta:generator>OpenOffice.org/3.1$Linux OpenOffice.org_project/310m19$Build-9420</meta:generator>
    <meta:document-statistic meta:table-count="2" meta:image-count="0" meta:object-count="0" meta:page-count="1" meta:paragraph-count="14" meta:word-count="90" meta:character-count="786"/>
  </office:meta>
</office:document-meta>
</file>